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skerville Old Face" svg:font-family="'Baskerville Old Face'" style:font-family-generic="roman" style:font-pitch="variable"/>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015409" officeooo:paragraph-rsid="00015409"/>
    </style:style>
    <style:style style:name="P2" style:family="paragraph" style:parent-style-name="Footer">
      <style:paragraph-properties fo:text-align="end" style:justify-single-word="false"/>
    </style:style>
    <style:style style:name="P3" style:family="paragraph" style:parent-style-name="Standard">
      <style:text-properties officeooo:rsid="0000a84e" officeooo:paragraph-rsid="0000a84e"/>
    </style:style>
    <style:style style:name="P4" style:family="paragraph" style:parent-style-name="Standard">
      <style:text-properties style:use-window-font-color="true" loext:opacity="0%" officeooo:rsid="0000a84e" officeooo:paragraph-rsid="0000a84e"/>
    </style:style>
    <style:style style:name="P5" style:family="paragraph" style:parent-style-name="Standard">
      <style:text-properties style:use-window-font-color="true" loext:opacity="0%" officeooo:paragraph-rsid="0004b5bf"/>
    </style:style>
    <style:style style:name="P6" style:family="paragraph" style:parent-style-name="Title">
      <style:text-properties fo:color="#800080" loext:opacity="100%" style:font-name="Bodoni MT"/>
    </style:style>
    <style:style style:name="P7" style:family="paragraph" style:parent-style-name="Heading_20_2">
      <style:text-properties fo:color="#2a6099" loext:opacity="100%"/>
    </style:style>
    <style:style style:name="P8" style:family="paragraph" style:parent-style-name="Standard">
      <style:text-properties style:use-window-font-color="true" loext:opacity="0%" officeooo:paragraph-rsid="0004b5bf"/>
    </style:style>
    <style:style style:name="P9" style:family="paragraph" style:parent-style-name="Standard">
      <style:text-properties style:use-window-font-color="true" loext:opacity="0%" officeooo:paragraph-rsid="00080ee4"/>
    </style:style>
    <style:style style:name="P10" style:family="paragraph" style:parent-style-name="Standard">
      <style:text-properties fo:color="#2a6099" loext:opacity="100%" officeooo:paragraph-rsid="0004b5bf"/>
    </style:style>
    <style:style style:name="T1" style:family="text">
      <style:text-properties officeooo:rsid="00018f7a"/>
    </style:style>
    <style:style style:name="T2" style:family="text">
      <style:text-properties officeooo:rsid="0004b5bf"/>
    </style:style>
    <style:style style:name="T3" style:family="text">
      <style:text-properties officeooo:rsid="0006b90d"/>
    </style:style>
    <style:style style:name="T4" style:family="text">
      <style:text-properties officeooo:rsid="000781b5"/>
    </style:style>
    <style:style style:name="T5" style:family="text">
      <style:text-properties officeooo:rsid="00080e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VERSACIONES CON EL CLIENTE</text:p>
      <text:p text:style-name="P3"/>
      <text:h text:style-name="P7" text:outline-level="2">I<text:span text:style-name="T5">ntroducción</text:span>:</text:h>
      <text:p text:style-name="P3"/>
      <text:p text:style-name="P3">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text:p text:style-name="P3"/>
      <text:p text:style-name="P3"/>
      <text:h text:style-name="P7" text:outline-level="2"><text:span text:style-name="T1">¿</text:span>Como se realiza la clasificación de los productos que vendeis?</text:h>
      <text:p text:style-name="P4">En nuestra distribuidora, clasificamos los productos químicos de la siguiente manera:<text:line-break/><text:line-break/>1. Por Tipo de Producto:<text:line-break/>- Solventes industriales<text:line-break/>- Ácidos<text:line-break/>- Bases<text:line-break/>- Reactivos de laboratorio<text:line-break/>- Materias primas industriales<text:line-break/>- Productos de limpieza industrial<text:line-break/><text:line-break/>2. Por Nivel de Peligrosidad (según normativas internacionales):<text:line-break/>- Inflamables<text:line-break/>- Corrosivos<text:line-break/>- Tóxicos<text:line-break/>- Oxidantes<text:line-break/>- No peligrosos<text:line-break/><text:soft-page-break/>- Explosivos<text:line-break/><text:line-break/>3. Por Sector de Uso:<text:line-break/>- Industria farmacéutica<text:line-break/>- Industria alimentaria<text:line-break/>- Laboratorios de investigación<text:line-break/>- Industria manufacturera<text:line-break/>- Sector automotriz<text:line-break/>- Construcción<text:line-break/><text:line-break/>4. Por Condiciones de Almacenamiento:<text:line-break/>- Temperatura controlada<text:line-break/>- Ventilación especial<text:line-break/>- Aislamiento requerido<text:line-break/>- Almacenamiento estándar<text:line-break/><text:line-break/>5. Por Requisitos de Transporte:<text:line-break/>- Transporte especial<text:line-break/>- Transporte regular<text:line-break/>- Restricciones de cantidad<text:line-break/><text:line-break/>Esta clasificación nos ayuda a:<text:line-break/>- Cumplir con las regulaciones<text:line-break/>- Organizar el almacenamiento<text:line-break/>- Gestionar el inventario<text:line-break/>- Planificar la logística<text:line-break/>- Establecer precios<text:line-break/>- Identificar rápidamente productos compatibles/incompatibles</text:p>
      <text:p text:style-name="P4"/>
      <text:h text:style-name="P7" text:outline-level="2"><text:span text:style-name="T2">¿C</text:span>omo se realiza la clasificación de clientes <text:span text:style-name="T3">y proveedores </text:span>?</text:h>
      <text:p text:style-name="P5"/>
      <text:p text:style-name="P5">La clasificación de clientes y proveedores se realiza de la siguiente manera:<text:line-break/><text:line-break/>CLIENTES:<text:line-break/><text:line-break/>1. Por Volumen de Compra:<text:line-break/>- Premium (grandes volúmenes)<text:line-break/>- Medianos<text:line-break/>- Pequeños<text:line-break/>- Ocasionales<text:line-break/><text:line-break/>2. Por Sector Industrial:<text:line-break/>- Industria farmacéutica<text:line-break/>- Laboratorios de investigación<text:line-break/>- Industria manufacturera<text:line-break/>- Sector automotriz<text:line-break/><text:soft-page-break/>- Industria alimentaria<text:line-break/>- Construcción<text:line-break/><text:line-break/>3. Por Requisitos Especiales:<text:line-break/>- Certificaciones específicas requeridas<text:line-break/>- Necesidades de entrega especiales<text:line-break/>- Requisitos de documentación<text:line-break/><text:line-break/>4. Por Historial Crediticio:<text:line-break/>- Pago anticipado<text:line-break/>- Crédito a 30 días<text:line-break/>- Crédito a 60 días<text:line-break/>- Crédito a 90 días<text:line-break/><text:line-break/>PROVEEDORES:<text:line-break/><text:line-break/>1. Por Origen:<text:line-break/>- Nacionales<text:line-break/>- Internacionales<text:line-break/><text:line-break/>2. Por Tipo de Productos:<text:line-break/>- Fabricantes directos<text:line-break/>- Distribuidores mayoristas<text:line-break/>- Importadores<text:line-break/><text:line-break/>3. Por Nivel de Criticidad:<text:line-break/>- Proveedores estratégicos<text:line-break/>- Proveedores principales<text:line-break/>- Proveedores secundarios<text:line-break/>- Proveedores ocasionales<text:line-break/><text:line-break/>4. Por Desempeño:<text:line-break/>- Calidad del producto<text:line-break/>- Cumplimiento de entregas<text:line-break/>- Precios competitivos<text:line-break/>- Soporte técnico<text:line-break/>- Certificaciones<text:line-break/><text:line-break/>Esta clasificación nos permite:<text:line-break/>- Gestionar mejor las relaciones comerciales<text:line-break/>- Establecer estrategias de negociación<text:line-break/>- Optimizar la cadena de suministro<text:line-break/>- Controlar riesgos<text:line-break/>- Planificar compras y ventas</text:p>
      <text:p text:style-name="P5"/>
      <text:h text:style-name="P7" text:outline-level="2"><text:soft-page-break/><text:span text:style-name="T4">¿Q</text:span>ue datos son necesarios conocer para realizar una compra a un proveedor?</text:h>
      <text:p text:style-name="P10"/>
      <text:p text:style-name="P5">Para realizar una compra a un proveedor, necesitamos conocer los siguientes datos:<text:line-break/><text:line-break/>DATOS DEL PROVEEDOR:<text:line-break/>1. Información General:<text:line-break/>- Razón social/Nombre<text:line-break/>- NIF/CIF<text:line-break/>- Dirección fiscal<text:line-break/>- Datos de contacto (teléfono, email)<text:line-break/>- Persona de contacto<text:line-break/>- Datos bancarios<text:line-break/><text:line-break/>2. Información Comercial:<text:line-break/>- Condiciones de pago acordadas<text:line-break/>- Descuentos aplicables<text:line-break/>- Plazos de entrega estándar<text:line-break/>- Mínimos de compra<text:line-break/>- Certificaciones vigentes<text:line-break/><text:line-break/>DATOS DEL PRODUCTO:<text:line-break/>1. Especificaciones Técnicas:<text:line-break/>- Código del producto<text:line-break/>- Nombre/denominación química<text:line-break/>- Concentración/pureza<text:line-break/>- Especificaciones técnicas<text:line-break/>- Ficha de seguridad<text:line-break/>- Certificados de análisis<text:line-break/><text:line-break/>2. Información Comercial:<text:line-break/>- Precio unitario<text:line-break/>- Presentación/formato<text:line-break/>- Cantidad mínima de pedido<text:line-break/>- Stock disponible<text:line-break/>- Fecha de caducidad<text:line-break/><text:line-break/>DATOS DEL PEDIDO:<text:line-break/>1. Detalles de la Orden:<text:line-break/>- Número de orden de compra<text:line-break/>- Cantidad solicitada<text:line-break/>- Precio acordado<text:line-break/>- Fecha de pedido<text:line-break/>- Fecha de entrega requerida<text:line-break/><text:line-break/>2. Logística:<text:line-break/><text:soft-page-break/>- Lugar de entrega<text:line-break/>- Condiciones especiales de transporte<text:line-break/>- Requisitos de documentación<text:line-break/>- Costes de envío<text:line-break/>- Seguro de mercancía<text:line-break/><text:line-break/>3. Aspectos Legales:<text:line-break/>- Permisos necesarios<text:line-break/>- Documentación reglamentaria<text:line-break/>- Requisitos de importación (si aplica)<text:line-break/><text:line-break/>Esta información es crucial para:<text:line-break/>- Asegurar el cumplimiento normativo<text:line-break/>- Garantizar la calidad del producto<text:line-break/>- Optimizar costes<text:line-break/>- Mantener trazabilidad<text:line-break/>- Gestionar el inventario eficientemente</text:p>
      <text:p text:style-name="P5"/>
      <text:h text:style-name="P7" text:outline-level="2"><text:span text:style-name="T5">¿D</text:span>atos necesarios para que un cliente realice una compra?</text:h>
      <text:p text:style-name="P9"/>
      <text:p text:style-name="P9">Para que un cliente realice una compra, necesitamos registrar los siguientes datos:<text:line-break/><text:line-break/>DATOS DEL CLIENTE:<text:line-break/>1. Información General:<text:line-break/>- Razón social/Nombre<text:line-break/>- NIF/CIF<text:line-break/>- Dirección fiscal<text:line-break/>- Datos de contacto (teléfono, email)<text:line-break/>- Persona de contacto<text:line-break/>- Datos bancarios (para pagos)<text:line-break/><text:line-break/>2. Información Comercial:<text:line-break/>- Tipo de cliente (sector)<text:line-break/>- Condiciones de pago acordadas<text:line-break/>- Límite de crédito (si aplica)<text:line-break/>- Historial de compras<text:line-break/>- Certificaciones requeridas<text:line-break/><text:line-break/>DATOS DEL PEDIDO:<text:line-break/>1. Información Básica:<text:line-break/>- Número de pedido<text:line-break/>- Fecha de pedido<text:line-break/>- Fecha de entrega requerida<text:line-break/>- Forma de pago<text:line-break/>- Condiciones especiales<text:line-break/><text:line-break/><text:soft-page-break/>2. Detalles de Productos:<text:line-break/>- Código del producto<text:line-break/>- Nombre del producto<text:line-break/>- Cantidad solicitada<text:line-break/>- Precio unitario<text:line-break/>- Descuentos aplicables<text:line-break/>- Presentación/formato requerido<text:line-break/><text:line-break/>DATOS DE ENTREGA:<text:line-break/>1. Logística:<text:line-break/>- Dirección de entrega<text:line-break/>- Persona de contacto en destino<text:line-break/>- Horario de recepción<text:line-break/>- Requisitos especiales de transporte<text:line-break/>- Documentación necesaria<text:line-break/><text:line-break/>2. Requisitos Específicos:<text:line-break/>- Certificados de análisis requeridos<text:line-break/>- Fichas de seguridad<text:line-break/>- Documentación reglamentaria<text:line-break/>- Permisos especiales<text:line-break/><text:line-break/>ASPECTOS LEGALES:<text:line-break/>- Permisos para manejo de productos<text:line-break/>- Autorizaciones especiales<text:line-break/>- Declaraciones de uso final<text:line-break/>- Requisitos de almacenamiento<text:line-break/><text:line-break/>Esta información es necesaria para:<text:line-break/>- Asegurar el cumplimiento normativo<text:line-break/>- Garantizar una entrega correcta<text:line-break/>- Mantener trazabilidad<text:line-break/>- Facturación adecuada<text:line-break/>- Gestión de inventari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skerville Old Face" svg:font-family="'Baskerville Old Face'" style:font-family-generic="roman" style:font-pitch="variable"/>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6</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2T12:29:29.615000000</dc:date>
    <meta:editing-duration>PT16M38S</meta:editing-duration>
    <meta:editing-cycles>9</meta:editing-cycles>
    <meta:generator>LibreOffice/24.2.2.2$Windows_X86_64 LibreOffice_project/d56cc158d8a96260b836f100ef4b4ef25d6f1a01</meta:generator>
    <meta:document-statistic meta:table-count="0" meta:image-count="0" meta:object-count="0" meta:page-count="6" meta:paragraph-count="14" meta:word-count="929" meta:character-count="6451" meta:non-whitespace-character-count="5497"/>
  </office:meta>
</office:document-meta>
</file>